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paragraph-properties fo:margin-bottom="0.1965in" fo:line-height="150%"/>
      <style:text-properties style:font-name="Arial"/>
    </style:style>
    <style:style style:name="P4" style:parent-style-name="Textbody" style:list-style-name="LFO1" style:family="paragraph">
      <style:paragraph-properties fo:margin-bottom="0in" fo:line-height="150%"/>
      <style:text-properties style:font-name="Arial"/>
    </style:style>
    <style:style style:name="P5" style:parent-style-name="Textbody" style:list-style-name="LFO1" style:family="paragraph">
      <style:paragraph-properties fo:margin-bottom="0in" fo:line-height="150%"/>
      <style:text-properties style:font-name="Arial"/>
    </style:style>
    <style:style style:name="P6" style:parent-style-name="Textbody" style:list-style-name="LFO1" style:family="paragraph">
      <style:paragraph-properties fo:margin-bottom="0in" fo:line-height="150%"/>
      <style:text-properties style:font-name="Arial"/>
    </style:style>
    <style:style style:name="P7" style:parent-style-name="Textbody" style:list-style-name="LFO1" style:family="paragraph">
      <style:paragraph-properties fo:margin-bottom="0in" fo:line-height="150%"/>
      <style:text-properties style:font-name="Arial"/>
    </style:style>
    <style:style style:name="P8" style:parent-style-name="Textbody" style:list-style-name="LFO1" style:family="paragraph">
      <style:paragraph-properties fo:line-height="150%"/>
      <style:text-properties style:font-name="Arial"/>
    </style:style>
    <style:style style:name="P9" style:parent-style-name="Standard" style:family="paragraph">
      <style:text-properties style:font-name="Arial"/>
    </style:style>
  </office:automatic-styles>
  <office:body>
    <office:text text:use-soft-page-breaks="true">
      <text:p text:style-name="P1">Construid un documento XML con validación DTD interna y comprobad que está bien formado y su validez.<text:s/></text:p>
      <text:p text:style-name="P2"/>
      <text:p text:style-name="P3">Se deben tener en cuenta las siguientes características: </text:p>
      <text:list text:style-name="LFO1" text:continue-numbering="true">
        <text:list-item>
          <text:p text:style-name="P4">El número de factura (n_fac), número de cliente (n_cli) y número de<text:s/>pedido (n_ped) son valores únicos, por cada factura, cliente y pedido distintos, y son obligatorios. </text:p>
        </text:list-item>
        <text:list-item>
          <text:p text:style-name="P5">Los números de teléfono (telefono) y fax (fax) de la empresa no tienen porqué aparecer en la factura, pero siempre que lo hagan deberán tener los mismos valores (teléfono 917776688, fax 917776699). </text:p>
        </text:list-item>
        <text:list-item>
          <text:p text:style-name="P6">La forma de pago puede tomar los valores “efectivo”, “tarjeta” y “plazos”. </text:p>
        </text:list-item>
        <text:list-item>
          <text:p text:style-name="P7">La moneda tiene que aparecer siempre, y siempre toma al valor “euro”. </text:p>
        </text:list-item>
        <text:list-item>
          <text:p text:style-name="P8">El iva tiene que aparecer siempre, y su valor no puede contener<text:s/>caracteres especiales. </text:p>
        </text:list-item>
      </text:list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2-03-30T09:12:00Z</meta:creation-date>
    <dc:date>2022-03-30T17:27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8" meta:character-count="766" meta:row-count="5" meta:non-whitespace-character-count="649"/>
  </office:meta>
</office:document-meta>
</file>